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Trebuchet MS', sans-serif"/>
    <style:font-face style:name="Arial2" svg:font-family="Arial, sans-serif"/>
    <style:font-face style:name="Lucida Sans1" svg:font-family="'Lucida 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Arial1" fo:font-size="14pt" fo:font-weight="normal" style:font-size-asian="14pt" style:font-weight-asian="normal" style:font-size-complex="14pt" style:font-weight-complex="normal"/>
    </style:style>
    <style:style style:name="P2" style:family="paragraph" style:parent-style-name="Text_20_body">
      <style:text-properties fo:color="#000000" style:font-name="Arial1" fo:font-size="14pt" fo:font-weight="normal" style:font-size-asian="14pt" style:font-weight-asian="normal" style:font-size-complex="14pt" style:font-weight-complex="normal"/>
    </style:style>
    <style:style style:name="P3" style:family="paragraph" style:parent-style-name="Text_20_body">
      <style:text-properties fo:color="#000000" style:font-name="Arial1" fo:font-size="14pt" fo:font-weight="normal" officeooo:paragraph-rsid="00054ab1" style:font-size-asian="14pt" style:font-weight-asian="normal" style:font-size-complex="14pt" style:font-weight-complex="normal"/>
    </style:style>
    <style:style style:name="P4" style:family="paragraph" style:parent-style-name="Text_20_body">
      <style:text-properties fo:color="#000000" style:font-name="Arial1" fo:font-size="14pt" fo:font-weight="normal" officeooo:paragraph-rsid="00069cb7" style:font-size-asian="14pt" style:font-weight-asian="normal" style:font-size-complex="14pt" style:font-weight-complex="normal"/>
    </style:style>
    <style:style style:name="P5" style:family="paragraph" style:parent-style-name="Text_20_body">
      <style:text-properties fo:color="#000000" style:font-name="Arial1" fo:font-size="14pt" fo:font-weight="normal" officeooo:paragraph-rsid="000ebfe2" style:font-size-asian="14pt" style:font-weight-asian="normal" style:font-size-complex="14pt" style:font-weight-complex="normal"/>
    </style:style>
    <style:style style:name="P6" style:family="paragraph" style:parent-style-name="Text_20_body">
      <style:text-properties fo:color="#000000" style:font-name="Arial1" fo:font-size="14pt" fo:font-weight="normal" officeooo:paragraph-rsid="0009551a" style:font-size-asian="14pt" style:font-weight-asian="normal" style:font-size-complex="14pt" style:font-weight-complex="normal"/>
    </style:style>
    <style:style style:name="P7" style:family="paragraph" style:parent-style-name="Text_20_body">
      <style:text-properties fo:color="#000000" style:font-name="Arial1" fo:font-size="18pt" fo:font-weight="normal" style:font-size-asian="18pt" style:font-weight-asian="normal" style:font-size-complex="18pt" style:font-weight-complex="normal"/>
    </style:style>
    <style:style style:name="P8" style:family="paragraph" style:parent-style-name="Text_20_body">
      <style:text-properties officeooo:paragraph-rsid="0014f71c"/>
    </style:style>
    <style:style style:name="P9" style:family="paragraph" style:parent-style-name="Text_20_body">
      <style:text-properties officeooo:paragraph-rsid="0015b035"/>
    </style:style>
    <style:style style:name="P10" style:family="paragraph" style:parent-style-name="Text_20_body">
      <style:text-properties style:font-name="Arial1" fo:font-size="14pt" style:font-size-asian="14pt" style:font-size-complex="14pt"/>
    </style:style>
    <style:style style:name="P11" style:family="paragraph" style:parent-style-name="Text_20_body">
      <style:text-properties fo:font-variant="normal" fo:text-transform="none" fo:color="#000000" style:font-name="Arial1" fo:font-size="14pt" fo:letter-spacing="normal" fo:font-style="normal" fo:font-weight="normal" officeooo:paragraph-rsid="00069cb7" style:font-size-asian="14pt" style:font-weight-asian="normal" style:font-size-complex="14pt" style:font-weight-complex="normal"/>
    </style:style>
    <style:style style:name="P12" style:family="paragraph" style:parent-style-name="Text_20_body">
      <style:paragraph-properties fo:margin-left="0cm" fo:margin-right="0cm" fo:orphans="2" fo:widows="2" fo:text-indent="0cm" style:auto-text-indent="false"/>
      <style:text-properties fo:font-variant="normal" fo:text-transform="none" fo:color="#000000" style:font-name="Arial1" fo:font-size="14pt" fo:letter-spacing="normal" fo:font-style="normal" fo:font-weight="normal" officeooo:paragraph-rsid="00054ab1" style:font-size-asian="14pt" style:font-weight-asian="normal" style:font-size-complex="14pt" style:font-weight-complex="normal"/>
    </style:style>
    <style:style style:name="P13" style:family="paragraph" style:parent-style-name="Text_20_body">
      <style:paragraph-properties fo:margin-left="0cm" fo:margin-right="0cm" fo:orphans="2" fo:widows="2" fo:text-indent="0cm" style:auto-text-indent="false"/>
      <style:text-properties fo:font-variant="normal" fo:text-transform="none" fo:color="#000000" style:font-name="Arial1" fo:font-size="14pt" fo:letter-spacing="normal" fo:font-style="normal" fo:font-weight="normal" officeooo:paragraph-rsid="00069cb7" style:font-size-asian="14pt" style:font-weight-asian="normal" style:font-size-complex="14pt" style:font-weight-complex="normal"/>
    </style:style>
    <style:style style:name="P14" style:family="paragraph" style:parent-style-name="Text_20_body">
      <style:paragraph-properties fo:margin-left="0cm" fo:margin-right="0cm" fo:orphans="2" fo:widows="2" fo:text-indent="0cm" style:auto-text-indent="false"/>
      <style:text-properties fo:font-variant="normal" fo:text-transform="none" fo:color="#000000" style:font-name="Arial1" fo:font-size="14pt" fo:letter-spacing="normal" fo:font-style="normal" fo:font-weight="normal" officeooo:paragraph-rsid="0007c527" style:font-size-asian="14pt" style:font-weight-asian="normal" style:font-size-complex="14pt" style:font-weight-complex="normal"/>
    </style:style>
    <style:style style:name="P15" style:family="paragraph" style:parent-style-name="Text_20_body">
      <style:paragraph-properties fo:margin-left="0cm" fo:margin-right="0cm" fo:orphans="2" fo:widows="2" fo:text-indent="0cm" style:auto-text-indent="false"/>
      <style:text-properties fo:font-variant="normal" fo:text-transform="none" fo:color="#000000" style:font-name="Arial1" fo:font-size="14pt" fo:letter-spacing="normal" fo:font-style="normal" fo:font-weight="normal" officeooo:paragraph-rsid="001279b7" style:font-size-asian="14pt" style:font-weight-asian="normal" style:font-size-complex="14pt" style:font-weight-complex="normal"/>
    </style:style>
    <style:style style:name="P16" style:family="paragraph" style:parent-style-name="Text_20_body">
      <style:paragraph-properties fo:margin-left="0cm" fo:margin-right="0cm" fo:orphans="2" fo:widows="2" fo:text-indent="0cm" style:auto-text-indent="false"/>
      <style:text-properties fo:font-variant="normal" fo:text-transform="none" fo:color="#000000" style:font-name="Arial1" fo:font-size="14pt" fo:letter-spacing="normal" fo:font-style="normal" fo:font-weight="normal" officeooo:paragraph-rsid="0009551a" style:font-size-asian="14pt" style:font-weight-asian="normal" style:font-size-complex="14pt" style:font-weight-complex="normal"/>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officeooo:rsid="000f6ba5"/>
    </style:style>
    <style:style style:name="T3" style:family="text">
      <style:text-properties fo:color="#000000" style:font-name="Arial1" fo:font-size="14pt" fo:font-weight="normal" style:font-size-asian="14pt" style:font-weight-asian="normal" style:font-size-complex="14pt" style:font-weight-complex="normal"/>
    </style:style>
    <style:style style:name="T4" style:family="text">
      <style:text-properties fo:color="#000000" style:font-name="Arial1" fo:font-size="14pt" fo:font-weight="normal" officeooo:rsid="001095eb" style:font-size-asian="14pt" style:font-weight-asian="normal" style:font-size-complex="14pt" style:font-weight-complex="normal"/>
    </style:style>
    <style:style style:name="T5" style:family="text">
      <style:text-properties fo:color="#000000" style:font-name="Arial1" fo:font-size="14pt" fo:font-weight="normal" officeooo:rsid="001279b7" style:font-size-asian="14pt" style:font-weight-asian="normal" style:font-size-complex="14pt" style:font-weight-complex="normal"/>
    </style:style>
    <style:style style:name="T6" style:family="text">
      <style:text-properties fo:color="#000000" style:font-name="Arial1" fo:font-size="14pt" fo:font-weight="normal" officeooo:rsid="0014f71c" style:font-size-asian="14pt" style:font-weight-asian="normal" style:font-size-complex="14pt" style:font-weight-complex="normal"/>
    </style:style>
    <style:style style:name="T7" style:family="text">
      <style:text-properties fo:color="#000000" style:font-name="Arial1" fo:font-size="14pt" fo:font-weight="normal" officeooo:rsid="0015b035" style:font-size-asian="14pt" style:font-weight-asian="normal" style:font-size-complex="14pt" style:font-weight-complex="normal"/>
    </style:style>
    <style:style style:name="T8" style:family="text">
      <style:text-properties fo:color="#000000" style:font-name="Arial1" fo:font-weight="normal" style:font-weight-asian="normal" style:font-weight-complex="normal"/>
    </style:style>
    <style:style style:name="T9" style:family="text">
      <style:text-properties fo:color="#000000" style:font-name="Arial1" fo:font-weight="normal" officeooo:rsid="001095eb" style:font-weight-asian="normal" style:font-weight-complex="normal"/>
    </style:style>
    <style:style style:name="T10" style:family="text">
      <style:text-properties fo:color="#000000" style:font-name="Arial1" fo:font-weight="normal" officeooo:rsid="001279b7" style:font-weight-asian="normal" style:font-weight-complex="normal"/>
    </style:style>
    <style:style style:name="T11" style:family="text">
      <style:text-properties fo:color="#000000" style:font-name="Arial1" fo:font-weight="normal" officeooo:rsid="0014f71c" style:font-weight-asian="normal" style:font-weight-complex="normal"/>
    </style:style>
    <style:style style:name="T12" style:family="text">
      <style:text-properties fo:color="#000000" style:font-name="Arial1" fo:font-weight="normal" officeooo:rsid="0015b035" style:font-weight-asian="normal" style:font-weight-complex="normal"/>
    </style:style>
    <style:style style:name="T13" style:family="text">
      <style:text-properties fo:color="#000000" fo:font-weight="normal" style:font-weight-asian="normal" style:font-weight-complex="normal"/>
    </style:style>
    <style:style style:name="T14" style:family="text">
      <style:text-properties fo:color="#000000" fo:font-weight="normal" officeooo:rsid="001095eb" style:font-weight-asian="normal" style:font-weight-complex="normal"/>
    </style:style>
    <style:style style:name="T15" style:family="text">
      <style:text-properties fo:color="#000000" fo:font-weight="normal" officeooo:rsid="001279b7" style:font-weight-asian="normal" style:font-weight-complex="normal"/>
    </style:style>
    <style:style style:name="T16" style:family="text">
      <style:text-properties fo:color="#000000" fo:font-weight="normal" officeooo:rsid="0014f71c" style:font-weight-asian="normal" style:font-weight-complex="normal"/>
    </style:style>
    <style:style style:name="T17" style:family="text">
      <style:text-properties fo:color="#000000" fo:font-weight="normal" officeooo:rsid="0015b035" style:font-weight-asian="normal" style:font-weight-complex="normal"/>
    </style:style>
    <style:style style:name="T18" style:family="text">
      <style:text-properties fo:color="#000000" fo:font-size="14pt" fo:font-weight="normal" style:font-size-asian="14pt" style:font-weight-asian="normal" style:font-size-complex="14pt" style:font-weight-complex="normal"/>
    </style:style>
    <style:style style:name="T19" style:family="text">
      <style:text-properties fo:color="#000000" fo:font-size="14pt" fo:font-weight="normal" officeooo:rsid="0014f71c" style:font-size-asian="14pt" style:font-weight-asian="normal" style:font-size-complex="14pt" style:font-weight-complex="normal"/>
    </style:style>
    <style:style style:name="T20" style:family="text">
      <style:text-properties fo:color="#000000" style:font-name="Arial1" fo:font-size="14pt" fo:font-weight="normal" style:font-size-asian="14pt" style:font-weight-asian="normal" style:font-size-complex="14pt" style:font-weight-complex="normal"/>
    </style:style>
    <style:style style:name="T21" style:family="text">
      <style:text-properties fo:color="#000000" style:font-name="Arial1" fo:font-size="14pt" fo:font-weight="normal" officeooo:rsid="0014f71c" style:font-size-asian="14pt" style:font-weight-asian="normal" style:font-size-complex="14pt" style:font-weight-complex="normal"/>
    </style:style>
    <style:style style:name="T22" style:family="text">
      <style:text-properties officeooo:rsid="001279b7"/>
    </style:style>
    <style:style style:name="T23" style:family="text">
      <style:text-properties officeooo:rsid="0014f71c"/>
    </style:style>
    <style:style style:name="T24" style:family="text">
      <style:text-properties officeooo:rsid="0015b035"/>
    </style:style>
    <style:style style:name="T25" style:family="text">
      <style:text-properties officeooo:rsid="001701b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Licencia de Diseño Libre 0.1</text:p>
      <text:p text:style-name="P10"><text:span text:style-name="T14">INTRODUCCIÓN</text:span><text:span text:style-name="T13">:</text:span></text:p>
      <text:p text:style-name="P2"/>
      <text:p text:style-name="P2">La Licencia Diseño Libre (LDL) le autoriza a copiar, difundir y transformar libremente la obra que protege, dentro del respeto a los derechos de su autor.</text:p>
      <text:p text:style-name="P12">La ley de derechos de autor otorga ciertos derechos exclusivos al autor de una obra, incluidos los derechos para copiar, modificar y distribuir la obra (los derechos "reproductivos", "adaptativos" y "de distribución").</text:p>
      <text:p text:style-name="P3">La Licencia Diseño Libre no ignora los derechos del autor, sino que los reconoce y protege. La reformulación de estos principios permite a los usuarios utilizar y/o modificar.<text:line-break/>El uso del derecho de propiedad de diseño tiende a imponer restricciones de acceso a los usuarios que la Licencia Diseño Libre pretende favorecer.</text:p>
      <text:p text:style-name="P11">La idea de "copyleft" es revocar voluntariamente la exclusividad de esos derechos bajo ciertos términos y condiciones, para que cualquier persona pueda copiar y distribuir el trabajo o trabajos derivados debidamente atribuidos, mientras que todas las copias permanecen bajo los mismos términos y condiciones que el original.</text:p>
      <text:p text:style-name="P4"><text:line-break/>Su finalidad es dar acceso abierto a la obra y autorizar el uso de sus recursos por una mayoría, multiplicar las posibilidades de disfrute para multiplicar sus frutos, y fomentar un nuevo marco de creación que posibilite una creación nueva. Todo ello, dentro del respeto, reconocimiento y defensa de los derechos morales de los autores.</text:p>
      <text:p text:style-name="P13">La intención de esta licencia es ser un "copyleft" general que se pueda aplicar a cualquier tipo de trabajo que tenga protección bajo copyright. Esta licencia establece ciertas condiciones bajo las cuales una obra publicada bajo sus términos puede ser copiada, distribuida y modificada.</text:p>
      <text:p text:style-name="P2">Acontecimientos como la tecnología digital, la invención de Internet y el software libre/c<text:span text:style-name="T25">ó</text:span>digo abierto señalan la aparición de un nuevo marco de creación y producción. Estos fenómenos recogen y amplifican muchas de las experiencias llevadas a cabo por diseñadores contemporáneos.</text:p>
      <text:p text:style-name="P5"><text:soft-page-break/>El saber y la creación son recursos que deben permanecer libres para seguir siendo lo que son: </text:p>
      <text:p text:style-name="P5"><text:span text:style-name="T2">E</text:span><text:span text:style-name="T1">l diseño no solo cumple con la función de embellecer un </text:span><text:span text:style-name="T2">objeto o </text:span><text:span text:style-name="T1">lugar, sino que esta concebido a partir de un proceso de creación con el objetivo de cumplir con una función en especial</text:span> <text:line-break/><text:line-break/>En todo ello radica la razón de ser de la Licencia de Diseño Libre: promover y proteger prácticas de diseño y fabricación liberadas de las reglas exclusivistas de la economía de mercado.</text:p>
      <text:p text:style-name="P2"/>
      <text:p text:style-name="P2">DEFINICIONES:</text:p>
      <text:p text:style-name="P2">– La obra:<text:line-break/><text:span text:style-name="T22">O</text:span>bra común que incluye tanto la obra original como cualquier contribución posterior (originales consecutivos y copias). El autor original es el iniciador de su creación y, con esta licencia, determina las condiciones de contribución.</text:p>
      <text:p text:style-name="P14">"Trabajo" significará tal trabajo mencionado anteriormente. La Licencia también se aplica a la salida de la Obra, solo si dicha salida constituye una "obra derivada" de la Obra con licencia según lo define la ley de derechos de autor.</text:p>
      <text:p text:style-name="P2">– La obra original:<text:line-break/><text:span text:style-name="T22">O</text:span>bra creada por el iniciador de la obra común, cuyas copias son modificables por quién lo desee.</text:p>
      <text:p text:style-name="P2">– Las obras consecutivas:<text:line-break/><text:span text:style-name="T22">C</text:span>ontribuciones aportadas a la obra en formación, por autores que ejercen el derecho de reproducción, difusión y modificación que les otorga la licencia.</text:p>
      <text:p text:style-name="P10"><text:span text:style-name="T13">– Original (origen o componente de la obra):<text:line-break/></text:span><text:span text:style-name="T15">E</text:span><text:span text:style-name="T13">jemplar fechado de la obra, definición, </text:span><text:span text:style-name="T15">producto</text:span><text:span text:style-name="T13"> o programa que su autor ofrece como referencia para cualquier actualización, interpretación, copia o reproducción posteriores.</text:span></text:p>
      <text:p text:style-name="P2">– Copia:<text:line-break/><text:span text:style-name="T22">T</text:span>oda reproducción de un original según los términos de esta licencia.</text:p>
      <text:p text:style-name="P2"/>
      <text:p text:style-name="P14"><text:soft-page-break/>- Forma de objeto <text:line-break/><text:span text:style-name="T22">Si</text:span>gnificará una forma ejecutable o ejecutable de la Obra, que es una encarnación de la Obra en algún medio tangible.</text:p>
      <text:p text:style-name="P15">- Datos de origen</text:p>
      <text:p text:style-name="P15"><text:span text:style-name="T22">S</text:span>ignificará el origen de la Forma del objeto, que es la forma completa, legible por la máquina, preferida de la Obra para copiar y para la modificación humana (generalmente el idioma, la codificación o el formato en el que está compuesta o grabada por el Autor); además de los archivos, scripts u otros datos que se acompañen necesarios para la instalación, configuración o compilación del Trabajo.</text:p>
      <text:p text:style-name="P14">(Los ejemplos de "Datos de origen" incluyen, entre otros, los siguientes: si el Trabajo es un archivo de imagen compuesto y editado en formato PNG, entonces el archivo de origen original de PNG es el Datos de origen; si el Trabajo es un MPEG 1.0 Capa 3 Grabación de audio digital hecha de un archivo de audio en formato WAV Grabación de una fuente analógica, luego el archivo WAV original es la Fuente de Datos, si la Obra se compuso como un archivo de texto plano sin formato, entonces ese archivo es la Fuente de Datos; se compuso en LaTeX, los archivos de LaTeX y cualquier archivo de imagen y / o macros personalizados necesarios para la compilación constituyen los datos de origen.)</text:p>
      <text:p text:style-name="P2">– Autor de la obra original:<text:line-break/>persona que creó la obra de donde nacieron todas las modificaciones. Con esta licencia, el autor determina las condiciones en que se realizará esta labor creativa.</text:p>
      <text:p text:style-name="P2">– Contribuidor:<text:line-break/>toda persona que contribuye a la creación de la obra. Es autor de una obra original, fruto a su vez de la modificación de la copia origen, o de una obra consecutiva.</text:p>
      <text:p text:style-name="P2">——–</text:p>
      <text:p text:style-name="P2"/>
      <text:p text:style-name="P2"/>
      <text:p text:style-name="P2"/>
      <text:p text:style-name="P2"/>
      <text:p text:style-name="P2"><text:soft-page-break/>1. FINALIDAD:</text:p>
      <text:p text:style-name="P10"><text:span text:style-name="T13">El fin de esta licencia es definir las condiciones de libre </text:span><text:span text:style-name="T16">uso</text:span><text:span text:style-name="T13"> de la obra.</text:span></text:p>
      <text:p text:style-name="P2">2. EXTENSIÓN DEL DERECHO:</text:p>
      <text:p text:style-name="P2">Esta obra está protegida por el derecho de autor. Con esta licencia, su autor expone las condiciones que autorizan la libre copia, difusión y modificación de su obra:</text:p>
      <text:p text:style-name="P2">2.1 LIBRE COPIA O REPRODUCCIÓN:</text:p>
      <text:p text:style-name="P2">Es libre de copiar esta obra para su uso personal, el de sus conocidos o de cualquier otra persona, sin restricción alguna en cuanto al procedimiento empleado.</text:p>
      <text:p text:style-name="P16">Se otorga el permiso para distribuir, publicar o presentar copias textuales de todos los Datos de origen del trabajo, en cualquier medio, siempre que se publiquen de forma visible en todas las copias, en su caso, un aviso completo de derechos de autor y una renuncia de garantía, donde corresponda. La licencia se distribuye junto con el trabajo.</text:p>
      <text:p text:style-name="P16">Se otorga permiso para distribuir, publicar o presentar copias de la Forma de objeto del trabajo, en cualquier medio, bajo los términos de distribución de los Datos de origen anteriores y también siempre que se cumpla una de las siguientes condiciones adicionales:</text:p>
      <text:p text:style-name="P16">(a) Los Datos de origen se incluyen en la misma distribución, distribuida según los términos de esta Licencia; o</text:p>
      <text:p text:style-name="P16">(b) Se incluye una oferta por escrito con la distribución, válida por al menos tres años o mientras la distribución esté impresa (lo que sea más largo), con una dirección de acceso público (como una URL en Internet) donde Para un cargo que no sea superior a los costos de transporte y medios, cualquier persona puede recibir una copia de los Datos fuente del trabajo distribuidos de acuerdo con la sección anterior; o</text:p>
      <text:p text:style-name="P16">(c) La oferta por escrito de un tercero para obtener los Datos de origen sin costo, como se describe en el párrafo (b) anterior, se incluye con la distribución. Esta opción es válida solo si usted es una parte no comercial, y solo si recibió la Forma de Objeto del Trabajo junto con dicha oferta.</text:p>
      <text:p text:style-name="P16"><text:soft-page-break/>Puede copiar y distribuir el Trabajo de forma gratuita o por una tarifa, y si lo desea, puede ofrecer protección de garantía para el Trabajo.</text:p>
      <text:p text:style-name="P16">La agregación de la Obra con otras obras que no se basan en la Obra, como la inclusión en una publicación, difusión, compilación u otros medios, no incluye las otras obras en el alcance de la Licencia; ni dicha agregación anula los términos de la Licencia para el Trabajo.</text:p>
      <text:p text:style-name="P2">2.2 LIBRE DIFUSIÓN, INTERPRETACIÓN O REPRESENTACIÓN:</text:p>
      <text:p text:style-name="P2">Es libre de difundir copias de esta obra, modificadas o no, en cualquier soporte, en cualquier lugar, con lucro o sin él, siempre y cuando respete cada una de las siguientes condiciones:<text:line-break/>– las copias irán acompañadas de esta misma licencia, o mencionarán la ubicación exacta de la licencia;<text:line-break/>– informará al usuario del nombre del autor de los originales;<text:line-break/>– informará al usuario del lugar donde conseguir la obra original o consecutiva. Si así lo manifiesta, el autor de la obra podrá autorizarle a difundir el original en los mismos términos y condiciones que las copias.</text:p>
      <text:p text:style-name="P2">2.3 LIBRE MODIFICACIÓN:</text:p>
      <text:p text:style-name="P2">Es libre de modificar copias de la obra original o consecutiva, en parte o en totalidad, de acuerdo con las condiciones de libre difusión o representación de la copia modificada previstas por el artículo 2.2.<text:line-break/>Si así lo manifiesta, el autor del original podrá autorizarle a modificar directamente la obra original en los mismos términos y condiciones que las copias.</text:p>
      <text:p text:style-name="P16">Se otorga permiso para modificar o muestrear una copia del Trabajo, producir un trabajo derivado y distribuir el trabajo derivado en los términos descritos en la sección de distribución anterior, siempre que se cumplan los siguientes términos:</text:p>
      <text:p text:style-name="P16">(a) El nuevo trabajo derivado se publica bajo los términos de esta Licencia.</text:p>
      <text:p text:style-name="P16">(b) La obra derivada recibe un nuevo nombre, de modo que su nombre o título no se puede confundir con la Obra, o con una versión de la Obra, de ninguna manera.</text:p>
      <text:p text:style-name="P16">(c) Se otorga un crédito de autoría apropiado: por las diferencias entre el Trabajo y el nuevo trabajo derivado, se le atribuye la autoría, mientras que el <text:soft-page-break/>material muestreado o utilizado del Trabajo permanece atribuido al Autor original; Se debe incluir un aviso apropiado con el nuevo trabajo que indique la naturaleza y las fechas de cualquier modificación del Trabajo realizado por usted.</text:p>
      <text:p text:style-name="P2">3. LIMITACIÓN A LA INCORPORACIÓN DE LA OBRA:</text:p>
      <text:p text:style-name="P2">Todos los elementos de esta obra deberán permanecer libres: no le está permitido incorporar los originales (original<text:span text:style-name="T25">e</text:span>s, consecutivas) en otra obra que no estuviere sometida a la misma licencia.</text:p>
      <text:p text:style-name="P2"/>
      <text:p text:style-name="P2">4. DERECHOS DE AUTOR:</text:p>
      <text:p text:style-name="P2">Esta licencia no le niega sus derechos, como autor de su propia contribución. Al contribuir libremente a la evolución de esta obra, tan sólo se compromete a ofrecer a los demás usuarios los mismos derechos sobre su propia contribución que esta licencia le concedió.</text:p>
      <text:p text:style-name="P6">La Licencia Diseño Libre no ignora los derechos del autor, sino que los reconoce y protege. La reformulación de estos principios permite a los usuarios utilizar y/o modificar.<text:line-break/>El uso del derecho de propiedad de diseño tiende a imponer restricciones de acceso a los usuarios, que la Licencia Diseño Libre pretende favorecer.</text:p>
      <text:p text:style-name="P16">El trabajo está protegido por derechos de autor por el autor. Todos los derechos de la Obra están reservados por el Autor, excepto como se describe específicamente a continuación. Esta Licencia describe los términos y condiciones bajo los cuales el Autor le permite copiar, distribuir y modificar copias del Trabajo.</text:p>
      <text:p text:style-name="P16">Además, puede referirse al Trabajo, hablar sobre él y (según lo dicte el "uso justo") citarlo, tal como lo haría con cualquier material protegido por derechos de autor conforme a la ley de derechos de autor.</text:p>
      <text:p text:style-name="P16">Su derecho a operar, realizar, leer o interpretar y / o ejecutar el Trabajo no está restringido; sin embargo, lo hace bajo su propio riesgo, ya que el Trabajo se entrega SIN GARANTÍA - consulte la Sección 7 ("SIN GARANTÍA") a continuación.</text:p>
      <text:p text:style-name="P16"/>
      <text:p text:style-name="P2"><text:soft-page-break/>5. VIGENCIA DE LA LICENCIA:</text:p>
      <text:p text:style-name="P2">Esta licencia entra en vigor tras su aceptación de las disposiciones contenidas. El ejercicio del derecho de copia, difusión o modificación de la obra implica por su parte la aceptación tácita de las disposiciones de la licencia.<text:line-break/>Esta licencia tiene la misma vigencia que los derechos de autor asociados a la obra. En caso de no respetar los términos de esta licencia, perderá automáticamente los derechos concedidos.<text:line-break/>No podrá valerse de las libertades otorgadas por la licencia en caso de estar sometido a un régimen jurídico que le impida respetar los términos de esta licencia, .</text:p>
      <text:p text:style-name="P2">6. VERSIONES DIFERENTES DE LA LICENCIA:</text:p>
      <text:p text:style-name="P2">Esta licencia podrá ser modificada regularmente por sus autores (los actores del movimiento » copyleft attitude « ), con el fin de introducir mejoras, mediante nuevas versiones numeradas.</text:p>
      <text:p text:style-name="P2">Es libre en todo momento de aplicar las disposiciones de la versión que acompaña la copia recibida, o las de cualquier versión posterior.</text:p>
      <text:p text:style-name="P2">7. SUBLICENCIAS:</text:p>
      <text:p text:style-name="P2">Esta versión de la licencia no autoriza las sublicencias. Toda persona que desee hacer uso de las libertades concedidas estará directamente vinculada al autor de la obra original.</text:p>
      <text:p text:style-name="P2">8. LEY APLICABLE AL CONTRATO:</text:p>
      <text:p text:style-name="P2">Esta licencia está sometida al derecho francés.</text:p>
      <text:p text:style-name="P16">5. SIN RESTRICCIONES.</text:p>
      <text:p text:style-name="P16">No puede imponer restricciones adicionales sobre el Trabajo o cualquiera de sus trabajos derivados más allá de las restricciones descritas en esta Licencia.</text:p>
      <text:p text:style-name="P16">6. ACEPTACIÓN.</text:p>
      <text:p text:style-name="P16">Copiar, distribuir o modificar el Trabajo (incluyendo, entre otros, el muestreo del Trabajo en un nuevo trabajo) indica la aceptación de estos términos. Si no sigue los términos de esta Licencia, todos los derechos que le otorga la Licencia serán nulos e inválidos. La copia, distribución o modificación del Trabajo fuera de los términos descritos en esta Licencia está expresamente prohibida por la ley.</text:p>
      <text:p text:style-name="P16"><text:soft-page-break/>Si por alguna razón, se le imponen condiciones que le prohíben cumplir las condiciones de esta Licencia, no puede copiar, distribuir ni modificar el Trabajo en absoluto.</text:p>
      <text:p text:style-name="P16">Si se encuentra que alguna parte de esta Licencia está en conflicto con la ley, esa parte se interpretará en su sentido más amplio y coherente con la ley, y ninguna otra parte de la Licencia se verá afectada.</text:p>
      <text:p text:style-name="P16"/>
      <text:p text:style-name="P16">7. NO GARANTÍA.</text:p>
      <text:p text:style-name="P16">EL TRABAJO SE PROPORCIONA "TAL CUAL", Y VIENE CON NINGUNA GARANTÍA EXPRESA O IMPLÍCITA, HASTA EL GRADO PERMITIDO POR LA LEY APLICABLE, INCLUYENDO PERO NO LIMITADO A LAS GARANTÍAS IMPLÍCITAS DE COMERCIALIZACIÓN O IDONEIDAD PARA UN PARTICULAR.</text:p>
      <text:p text:style-name="P16">8. RENUNCIA DE RESPONSABILIDAD.</text:p>
      <text:p text:style-name="P16">EN NINGÚN CASO, EL AUTOR O LOS CONTRIBUYENTES SERÁN RESPONSABLES POR CUALQUIER DAÑO DIRECTO, INDIRECTO, INCIDENTAL, ESPECIAL, EJEMPLO O CONSECUENTE (INCLUYENDO, PERO NO ESTÁ LIMITADO A, EL PROCESO DE OBJETOS SUBSTITUTOS, O PÉRDIDAS DE USO, DATOS O BENEFICIOS) INTERRUPCIÓN COMERCIAL) SIN EMBARGO Y POR CUALQUIER TEORÍA DE RESPONSABILIDAD, YA SEA CONTRATO, ESTE ESTRICTO DE RESPONSABILIDAD O CORTE (INCLUYENDO NEGLIGENCIA U OTRA MANERA) DERIVADO DE CUALQUIER MANERA FUERA DE LA UTILIZACIÓN DE ESTE TRABAJO, INCLUSO SI SE AVANZA DE LA POSIBILIDAD DE TODO DAMÁ.</text:p>
      <text:p text:style-name="P16">FIN DE TÉRMINOS Y CONDICIONES</text:p>
      <text:p text:style-name="P2"/>
      <text:p text:style-name="P2"/>
      <text:p text:style-name="P2"/>
      <text:p text:style-name="P2"/>
      <text:p text:style-name="P2"/>
      <text:p text:style-name="P2"/>
      <text:p text:style-name="P2"><text:soft-page-break/>——–</text:p>
      <text:p text:style-name="P2">MODO DE EMPLEO:</text:p>
      <text:p text:style-name="P2">– ¿Dónde es posible consultar la licencia?</text:p>
      <text:p text:style-name="P8"><text:span text:style-name="T3">Puede consultar en todo momento la licencia </text:span><text:span text:style-name="T6">de Diseño</text:span><text:span text:style-name="T3"> en Internet, en la dirección siguiente: </text:span><text:a xlink:type="simple" xlink:href="https://designlibre.org/license-en/" text:style-name="Internet_20_link" text:visited-style-name="Visited_20_Internet_20_Link">https://designlibre.org/license-</text:a><text:a xlink:type="simple" xlink:href="https://designlibre.org/license-en/" text:style-name="Internet_20_link" text:visited-style-name="Visited_20_Internet_20_Link"><text:span text:style-name="T6">es/</text:span></text:a><text:span text:style-name="T3"><text:line-break/>La licencia existe en inglés: </text:span><text:a xlink:type="simple" xlink:href="https://designlibre.org/license-en/" text:style-name="Internet_20_link" text:visited-style-name="Visited_20_Internet_20_Link">https://designlibre.org/license-en/</text:a><text:span text:style-name="T3"> </text:span></text:p>
      <text:p text:style-name="P10"><text:span text:style-name="T13">– ¿Por qué utilizar la Licencia </text:span><text:span text:style-name="T16">Diseño</text:span><text:span text:style-name="T13"> Libre para su obra?</text:span></text:p>
      <text:p text:style-name="P2">1<text:span text:style-name="T23">)</text:span> Para que su obra quede a disposición de una mayoría de personas.</text:p>
      <text:p text:style-name="P2">2<text:span text:style-name="T23">)</text:span> Para permitir su libre difusión.</text:p>
      <text:p text:style-name="P2">3<text:span text:style-name="T23">)</text:span> Para permitir su evolución, al autorizar su transformación por otras personas.</text:p>
      <text:p text:style-name="P10"><text:span text:style-name="T13">4</text:span><text:span text:style-name="T16">)</text:span><text:span text:style-name="T13"> Para poder utilizar uno mismo los recursos de una obra protegida por la Licencia </text:span><text:span text:style-name="T16">Diseño</text:span><text:span text:style-name="T13"> Libre: autorizar su copia, difusión o transformación libres.</text:span></text:p>
      <text:p text:style-name="P10"><text:span text:style-name="T13">Utilizar la Licencia Arte Libre es también una buena solución para librarse del sistema mercantil generado por la economía dominante. La Licencia </text:span><text:span text:style-name="T16">Diseño</text:span><text:span text:style-name="T13"> Libre ofrece un marco jurídico interesante para impedir cualquier apropiación abusiva. No permite reservarse la obra para cortocircuitar la creación y convertirla en un beneficio exclusivo. No permite entrar a saco en la labor colectiva en marcha, ni acaparar los recursos de la creación en movimiento para beneficio </text:span><text:span text:style-name="T16">ventajoso</text:span><text:span text:style-name="T13">.</text:span></text:p>
      <text:p text:style-name="P10"><text:span text:style-name="T13"/></text:p>
      <text:p text:style-name="P10"><text:span text:style-name="T13">– ¿Cómo utilizar la Licencia </text:span><text:span text:style-name="T16">Diseño</text:span><text:span text:style-name="T13"> Libre?</text:span></text:p>
      <text:p text:style-name="P10"><text:span text:style-name="T13">Para beneficiarse de la Licencia </text:span><text:span text:style-name="T16">Diseño</text:span><text:span text:style-name="T13"> Libre, basta con acompañar su obra de la mención siguiente:</text:span></text:p>
      <text:p text:style-name="P9"><text:span text:style-name="T3">[unas pocas líneas para indicar el nombre de la obra y en su caso comentar en qué consiste.]<text:line-break/>[unas pocas líneas para indicar en su caso una descripción de la obra modificada y el nombre del autor.]<text:line-break/>Copyright (c) [fecha] [autor] (en su caso, indique los autores anteriores)<text:line-break/>Copyleft : Esta obra es libre, puede redistribuirla o modificarla de acuerdo con los términos de la Licencia </text:span><text:span text:style-name="T6">Diseño</text:span><text:span text:style-name="T3"> Libre.<text:line-break/></text:span><text:soft-page-break/><text:span text:style-name="T3">Encontrará un ejemplar de esta licencia en el sitio </text:span><text:span text:style-name="T6">Design Libre</text:span><text:span text:style-name="T3"> (</text:span><text:a xlink:type="simple" xlink:href="https://designlibre.org/" text:style-name="Internet_20_link" text:visited-style-name="Visited_20_Internet_20_Link">https://designlibre.org/</text:a><text:span text:style-name="T3"> <text:s/>) .</text:span></text:p>
      <text:p text:style-name="P10"><text:span text:style-name="T13">– ¿Cuándo utilizar la Licencia </text:span><text:span text:style-name="T17">Diseño</text:span><text:span text:style-name="T13"> Libre?</text:span></text:p>
      <text:p text:style-name="P10"><text:span text:style-name="T13">No entra dentro del proyecto de la Licencia </text:span><text:span text:style-name="T17">Diseñó</text:span><text:span text:style-name="T13"> Libre eliminar el copyright o los derechos de autor. Al contrario, se trata de afianzar su pertinencia dentro del entorno contemporáneo. Su finalidad es concederse la autorización para la circulación libre, la copia libre y la transformación libre de la obra: se trata del derecho al libre ejercicio del </text:span><text:span text:style-name="T17">diseño y los diseñadores</text:span><text:span text:style-name="T13">.</text:span></text:p>
      <text:p text:style-name="P10"><text:span text:style-name="T13">1</text:span><text:span text:style-name="T17">)</text:span><text:span text:style-name="T13"> Siempre que desee beneficiarse y hacer que otros se beneficien de este derecho, utilice la Licencia </text:span><text:span text:style-name="T17">Diseño</text:span><text:span text:style-name="T13"> Libre.</text:span></text:p>
      <text:p text:style-name="P10"><text:span text:style-name="T13">2</text:span><text:span text:style-name="T17">)</text:span><text:span text:style-name="T13"> Siempre que desee crear obras para que puedan evolucionar, ser copiadas, difundidas y transformadas libremente: utilice la Licencia </text:span><text:span text:style-name="T17">Diseño</text:span><text:span text:style-name="T13"> Libre.</text:span></text:p>
      <text:p text:style-name="P10"><text:span text:style-name="T13">3</text:span><text:span text:style-name="T17">)</text:span><text:span text:style-name="T13"> Siempre que desee copiar, distribuir o transformar una obra, compruebe que se encuentra protegida por la Licencia </text:span><text:span text:style-name="T17">diseño</text:span><text:span text:style-name="T13"> Libre. En otro caso, corre el riesgo de quedar fuera de la Ley.</text:span></text:p>
      <text:p text:style-name="P2">– ¿A qué categorías de obras conviene la Licencia Arte Libre?</text:p>
      <text:p text:style-name="P10"><text:span text:style-name="T13">Esta licencia se aplica tanto a las obras electrónicas como a las que no lo son. Nace de la observación del mundo del software libre y de Internet, pero su ámbito de aplicación no está limitado por los soportes electrónicos.<text:line-break/>Puede proteger una </text:span><text:span text:style-name="T17">producto</text:span><text:span text:style-name="T13">, </text:span><text:span text:style-name="T17">mecanismo</text:span><text:span text:style-name="T13">, </text:span><text:span text:style-name="T17">estructura</text:span><text:span text:style-name="T13"> …en resumen, puede proteger todas aquellas creaciones que se reclaman de un determinado </text:span><text:span text:style-name="T17">diseño</text:span><text:span text:style-name="T13">.</text:span></text:p>
      <text:p text:style-name="P2"/>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Trebuchet MS', sans-serif"/>
    <style:font-face style:name="Arial2" svg:font-family="Arial, sans-serif"/>
    <style:font-face style:name="Lucida Sans1" svg:font-family="'Lucida 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anuel Alejandro Alvarez Vargas</meta:initial-creator>
    <meta:creation-date>2019-04-22T10:57:08.920000000</meta:creation-date>
    <dc:date>2019-09-04T14:59:56.306000000</dc:date>
    <meta:editing-duration>PT1H13M56S</meta:editing-duration>
    <meta:editing-cycles>9</meta:editing-cycles>
    <meta:generator>LibreOffice/6.3.0.4$Windows_X86_64 LibreOffice_project/057fc023c990d676a43019934386b85b21a9ee99</meta:generator>
    <meta:document-statistic meta:table-count="0" meta:image-count="0" meta:object-count="0" meta:page-count="10" meta:paragraph-count="94" meta:word-count="2778" meta:character-count="17090" meta:non-whitespace-character-count="14382"/>
  </office:meta>
</office:document-meta>
</file>